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ales_rank</text:p>
          </table:table-cell>
          <table:table-cell office:value-type="string" calcext:value-type="string">
            <text:p>overall_rating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o_of_reviews</text:p>
          </table:table-cell>
          <table:table-cell office:value-type="string" calcext:value-type="string">
            <text:p>discount_value</text:p>
          </table:table-cell>
          <table:table-cell office:value-type="string" calcext:value-type="string">
            <text:p>discount_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5098" calcext:value-type="float">
            <text:p>5098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624" calcext:value-type="float">
            <text:p>1624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53" calcext:value-type="float">
            <text:p>953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199" calcext:value-type="float">
            <text:p>1199</text:p>
          </table:table-cell>
          <table:table-cell office:value-type="float" office:value="236" calcext:value-type="float">
            <text:p>2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672" calcext:value-type="float">
            <text:p>3672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616" calcext:value-type="float">
            <text:p>3616</text:p>
          </table:table-cell>
          <table:table-cell office:value-type="float" office:value="174" calcext:value-type="float">
            <text:p>1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781" calcext:value-type="float">
            <text:p>781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4" calcext:value-type="float">
            <text:p>3.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39" calcext:value-type="float">
            <text:p>239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4" calcext:value-type="float">
            <text:p>4.4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121" calcext:value-type="float">
            <text:p>1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7" calcext:value-type="float">
            <text:p>4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2" calcext:value-type="float">
            <text:p>4.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48" calcext:value-type="float">
            <text:p>54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6" calcext:value-type="float">
            <text:p>4.6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938" calcext:value-type="float">
            <text:p>2938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5" calcext:value-type="float">
            <text:p>4.5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2147" calcext:value-type="float">
            <text:p>2147</text:p>
          </table:table-cell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.3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5" calcext:value-type="float">
            <text:p>4.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" calcext:value-type="float">
            <text:p>4.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3865" calcext:value-type="float">
            <text:p>3865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7" calcext:value-type="float">
            <text:p>4.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301" calcext:value-type="float">
            <text:p>3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5" calcext:value-type="float">
            <text:p>4.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5" calcext:value-type="float">
            <text:p>4.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7" calcext:value-type="float">
            <text:p>4.7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" calcext:value-type="float">
            <text:p>4.7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267" calcext:value-type="float">
            <text:p>126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3" calcext:value-type="float">
            <text:p>4.3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101" calcext:value-type="float">
            <text:p>1101</text:p>
          </table:table-cell>
          <table:table-cell office:value-type="float" office:value="230" calcext:value-type="float">
            <text:p>2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2685" calcext:value-type="float">
            <text:p>26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2" calcext:value-type="float">
            <text:p>4.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72" calcext:value-type="float">
            <text:p>672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7" calcext:value-type="float">
            <text:p>4.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014" calcext:value-type="float">
            <text:p>1014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3" calcext:value-type="float">
            <text:p>4.3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315" calcext:value-type="float">
            <text:p>315</text:p>
          </table:table-cell>
          <table:table-cell office:value-type="float" office:value="303" calcext:value-type="float">
            <text:p>3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3" calcext:value-type="float">
            <text:p>4.3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040" calcext:value-type="float">
            <text:p>1040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376" calcext:value-type="float">
            <text:p>3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7" calcext:value-type="float">
            <text:p>4.7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1" calcext:value-type="float">
            <text:p>4.1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3" calcext:value-type="float">
            <text:p>4.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4" calcext:value-type="float">
            <text:p>4.4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812" calcext:value-type="float">
            <text:p>2812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5" calcext:value-type="float">
            <text:p>4.5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3" calcext:value-type="float">
            <text:p>4.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1" calcext:value-type="float">
            <text:p>4.1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546" calcext:value-type="float">
            <text:p>54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6" calcext:value-type="float">
            <text:p>4.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5" calcext:value-type="float">
            <text:p>3.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9" calcext:value-type="float">
            <text:p>3.9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308" calcext:value-type="float">
            <text:p>308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9" calcext:value-type="float">
            <text:p>3.9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7" calcext:value-type="float">
            <text:p>3.7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9" calcext:value-type="float">
            <text:p>3.9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181" calcext:value-type="float">
            <text:p>2181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.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616" calcext:value-type="float">
            <text:p>3616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" calcext:value-type="float">
            <text:p>4.4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5" calcext:value-type="float">
            <text:p>4.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770" calcext:value-type="float">
            <text:p>770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5" calcext:value-type="float">
            <text:p>4.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1" calcext:value-type="float">
            <text:p>4.1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6" calcext:value-type="float">
            <text:p>4.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5" calcext:value-type="float">
            <text:p>4.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1" calcext:value-type="float">
            <text:p>4.1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78" calcext:value-type="float">
            <text:p>378</text:p>
          </table:table-cell>
          <table:table-cell office:value-type="float" office:value="259" calcext:value-type="float">
            <text:p>2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3" calcext:value-type="float">
            <text:p>4.3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3" calcext:value-type="float">
            <text:p>4.3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7" calcext:value-type="float">
            <text:p>4.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475" calcext:value-type="float">
            <text:p>4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5" calcext:value-type="float">
            <text:p>4.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  <table:table-cell office:value-type="float" office:value="370" calcext:value-type="float">
            <text:p>3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5" calcext:value-type="float">
            <text:p>4.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8" calcext:value-type="float">
            <text:p>4.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3" calcext:value-type="float">
            <text:p>4.3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5" calcext:value-type="float">
            <text:p>4.5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876" calcext:value-type="float">
            <text:p>2876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6" calcext:value-type="float">
            <text:p>3.6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1" calcext:value-type="float">
            <text:p>4.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7" calcext:value-type="float">
            <text:p>4.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8" calcext:value-type="float">
            <text:p>4.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1.02" calcext:value-type="float">
            <text:p>111.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8" calcext:value-type="float">
            <text:p>4.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1.02" calcext:value-type="float">
            <text:p>111.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4" calcext:value-type="float">
            <text:p>4.4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8" calcext:value-type="float">
            <text:p>3.8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7" calcext:value-type="float">
            <text:p>4.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575" calcext:value-type="float">
            <text:p>5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4" calcext:value-type="float">
            <text:p>4.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4" calcext:value-type="float">
            <text:p>4.4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352" calcext:value-type="float">
            <text:p>3352</text:p>
          </table:table-cell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1" calcext:value-type="float">
            <text:p>4.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9" calcext:value-type="float">
            <text:p>3.9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4" calcext:value-type="float">
            <text:p>4.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4" calcext:value-type="float">
            <text:p>4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00:01:38.124863685</dc:date>
    <meta:editing-duration>PT6M21S</meta:editing-duration>
    <meta:editing-cycles>1</meta:editing-cycles>
    <meta:document-statistic meta:table-count="1" meta:cell-count="609" meta:object-count="0"/>
    <meta:generator>LibreOffice/6.0.3.2$Linux_X86_64 LibreOffice_project/00m0$Build-2</meta:generator>
  </office:meta>
</office:document-meta>
</file>